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580000001FB2AA39FFA07D747C.png" manifest:media-type="image/png"/>
  <manifest:file-entry manifest:full-path="Pictures/1000020100000581000004EF749C10815192E654.png" manifest:media-type="image/png"/>
  <manifest:file-entry manifest:full-path="Pictures/1000020100000581000004EF2782183FF0A963A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P2" style:family="paragraph" style:parent-style-name="Header">
      <style:text-properties fo:font-size="14pt" style:font-size-asian="14pt" style:font-size-complex="14pt"/>
    </style:style>
    <style:style style:name="P3" style:family="paragraph" style:parent-style-name="Footer">
      <style:text-properties fo:font-style="italic" officeooo:rsid="004e1615" officeooo:paragraph-rsid="004e1615" style:font-style-asian="italic" style:font-style-complex="italic"/>
    </style:style>
    <style:style style:name="P4" style:family="paragraph" style:parent-style-name="Standard">
      <style:text-properties officeooo:rsid="0016506f" officeooo:paragraph-rsid="0016506f"/>
    </style:style>
    <style:style style:name="P5" style:family="paragraph" style:parent-style-name="Standard">
      <style:text-properties fo:font-weight="bold" officeooo:rsid="00396b0e" officeooo:paragraph-rsid="00396b0e" style:font-weight-asian="bold" style:font-weight-complex="bold"/>
    </style:style>
    <style:style style:name="P6" style:family="paragraph" style:parent-style-name="Standard">
      <style:text-properties officeooo:rsid="0028d786" officeooo:paragraph-rsid="0016506f"/>
    </style:style>
    <style:style style:name="P7" style:family="paragraph" style:parent-style-name="Standard">
      <style:text-properties style:text-underline-style="solid" style:text-underline-width="auto" style:text-underline-color="font-color" fo:font-weight="bold" officeooo:rsid="0041a724" officeooo:paragraph-rsid="0028d786"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ec602" officeooo:paragraph-rsid="003ec602"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9b398" officeooo:paragraph-rsid="0016506f" style:font-weight-asian="bold" style:font-weight-complex="bold"/>
    </style:style>
    <style:style style:name="P10" style:family="paragraph" style:parent-style-name="Standard">
      <style:text-properties style:text-underline-style="none" fo:font-weight="bold" officeooo:rsid="0041a724" officeooo:paragraph-rsid="0041a724" style:font-weight-asian="bold" style:font-weight-complex="bold"/>
    </style:style>
    <style:style style:name="P11" style:family="paragraph" style:parent-style-name="Standard">
      <style:text-properties style:text-underline-style="none" fo:font-weight="bold" officeooo:rsid="005625aa" officeooo:paragraph-rsid="005625aa" style:font-weight-asian="bold" style:font-weight-complex="bold"/>
    </style:style>
    <style:style style:name="P12" style:family="paragraph" style:parent-style-name="Standard">
      <style:text-properties style:text-underline-style="none" fo:font-weight="normal" officeooo:rsid="0069a78e" officeooo:paragraph-rsid="0069a78e" style:font-weight-asian="normal" style:font-weight-complex="normal"/>
    </style:style>
    <style:style style:name="P13" style:family="paragraph" style:parent-style-name="Standard">
      <style:text-properties style:text-underline-style="none" fo:font-weight="normal" officeooo:rsid="006b39ff" officeooo:paragraph-rsid="006b39ff" style:font-weight-asian="normal" style:font-weight-complex="normal"/>
    </style:style>
    <style:style style:name="P14" style:family="paragraph" style:parent-style-name="Standard">
      <style:text-properties officeooo:rsid="006b39ff" officeooo:paragraph-rsid="0016506f"/>
    </style:style>
    <style:style style:name="P15" style:family="paragraph" style:parent-style-name="Standard">
      <style:paragraph-properties fo:break-before="page"/>
      <style:text-properties style:text-underline-style="solid" style:text-underline-width="auto" style:text-underline-color="font-color" fo:font-weight="bold" officeooo:rsid="003ec602" officeooo:paragraph-rsid="003ec602" style:font-weight-asian="bold" style:font-weight-complex="bold"/>
    </style:style>
    <style:style style:name="P16"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7" style:family="paragraph" style:parent-style-name="Text_20_body">
      <style:paragraph-properties fo:break-before="page"/>
      <style:text-properties style:text-underline-style="solid" style:text-underline-width="auto" style:text-underline-color="font-color" fo:font-weight="bold" officeooo:rsid="0029b398" officeooo:paragraph-rsid="00264ace" style:font-weight-asian="bold" style:font-weight-complex="bold"/>
    </style:style>
    <style:style style:name="P18" style:family="paragraph" style:parent-style-name="Text_20_body">
      <style:paragraph-properties fo:break-before="page"/>
      <style:text-properties style:text-underline-style="solid" style:text-underline-width="auto" style:text-underline-color="font-color" fo:font-weight="bold" officeooo:rsid="00264ace" officeooo:paragraph-rsid="00264ace" style:font-weight-asian="bold" style:font-weight-complex="bold"/>
    </style:style>
    <style:style style:name="P19" style:family="paragraph" style:parent-style-name="Text_20_body">
      <style:paragraph-properties fo:break-before="page"/>
      <style:text-properties style:text-underline-style="solid" style:text-underline-width="auto" style:text-underline-color="font-color" fo:font-weight="bold" officeooo:rsid="002b0065" officeooo:paragraph-rsid="00264ace" style:font-weight-asian="bold" style:font-weight-complex="bold"/>
    </style:style>
    <style:style style:name="P20" style:family="paragraph" style:parent-style-name="Text_20_body">
      <style:paragraph-properties fo:break-before="page"/>
      <style:text-properties fo:font-weight="bold" officeooo:rsid="0029b398" officeooo:paragraph-rsid="002be6b3" style:font-weight-asian="bold" style:font-weight-complex="bold"/>
    </style:style>
    <style:style style:name="P21" style:family="paragraph" style:parent-style-name="Text_20_body">
      <style:text-properties fo:font-weight="bold" officeooo:rsid="00264ace" officeooo:paragraph-rsid="00264ace" style:font-weight-asian="bold" style:font-weight-complex="bold"/>
    </style:style>
    <style:style style:name="P22" style:family="paragraph" style:parent-style-name="Text_20_body">
      <style:text-properties fo:font-weight="bold" officeooo:rsid="002be6b3" officeooo:paragraph-rsid="002be6b3" style:font-weight-asian="bold" style:font-weight-complex="bold"/>
    </style:style>
    <style:style style:name="P23" style:family="paragraph" style:parent-style-name="Text_20_body">
      <style:text-properties fo:font-weight="bold" officeooo:rsid="002828da" officeooo:paragraph-rsid="002828da" style:font-weight-asian="bold" style:font-weight-complex="bold"/>
    </style:style>
    <style:style style:name="P24" style:family="paragraph" style:parent-style-name="Text_20_body">
      <style:text-properties fo:font-weight="bold" officeooo:rsid="002c17e6" officeooo:paragraph-rsid="002c17e6" style:font-weight-asian="bold" style:font-weight-complex="bold"/>
    </style:style>
    <style:style style:name="P25" style:family="paragraph" style:parent-style-name="Text_20_body">
      <style:text-properties fo:font-weight="bold" officeooo:rsid="00308aa4" officeooo:paragraph-rsid="00308aa4" style:font-weight-asian="bold" style:font-weight-complex="bold"/>
    </style:style>
    <style:style style:name="P26" style:family="paragraph" style:parent-style-name="Text_20_body">
      <style:text-properties fo:font-weight="bold" officeooo:rsid="0031c8e2" officeooo:paragraph-rsid="0031c8e2" style:font-weight-asian="bold" style:font-weight-complex="bold"/>
    </style:style>
    <style:style style:name="P27" style:family="paragraph" style:parent-style-name="Text_20_body">
      <style:text-properties fo:font-weight="bold" officeooo:rsid="005625aa" officeooo:paragraph-rsid="005625aa" style:font-weight-asian="bold" style:font-weight-complex="bold"/>
    </style:style>
    <style:style style:name="P28" style:family="paragraph" style:parent-style-name="Text_20_body">
      <style:text-properties fo:font-weight="normal" officeooo:rsid="003800c4" officeooo:paragraph-rsid="003800c4" style:font-weight-asian="normal" style:font-weight-complex="normal"/>
    </style:style>
    <style:style style:name="P29" style:family="paragraph" style:parent-style-name="Text_20_body">
      <style:text-properties fo:font-weight="normal" officeooo:rsid="0066eae7" officeooo:paragraph-rsid="0066eae7" style:font-weight-asian="normal" style:font-weight-complex="normal"/>
    </style:style>
    <style:style style:name="P30" style:family="paragraph" style:parent-style-name="Text_20_body">
      <style:text-properties officeooo:paragraph-rsid="00278741"/>
    </style:style>
    <style:style style:name="P31" style:family="paragraph" style:parent-style-name="Text_20_body">
      <style:text-properties style:text-underline-style="solid" style:text-underline-width="auto" style:text-underline-color="font-color" fo:font-weight="bold"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29b398" officeooo:paragraph-rsid="00264ace" style:font-weight-asian="bold" style:font-weight-complex="bold"/>
    </style:style>
    <style:style style:name="P33" style:family="paragraph" style:parent-style-name="Text_20_body">
      <style:text-properties style:text-underline-style="solid" style:text-underline-width="auto" style:text-underline-color="font-color" fo:font-weight="bold" officeooo:rsid="00264ace" officeooo:paragraph-rsid="00264ace"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2b0065" officeooo:paragraph-rsid="00264ace" style:font-weight-asian="bold" style:font-weight-complex="bold"/>
    </style:style>
    <style:style style:name="P35" style:family="paragraph" style:parent-style-name="Text_20_body">
      <style:text-properties style:text-underline-style="none" fo:font-weight="normal" officeooo:rsid="005625aa" officeooo:paragraph-rsid="005625aa" style:font-weight-asian="normal" style:font-weight-complex="normal"/>
    </style:style>
    <style:style style:name="P36" style:family="paragraph" style:parent-style-name="Text_20_body">
      <style:text-properties style:text-underline-style="none" fo:font-weight="bold" officeooo:rsid="0032e870" officeooo:paragraph-rsid="0032e870" style:font-weight-asian="bold" style:font-weight-complex="bold"/>
    </style:style>
    <style:style style:name="P37" style:family="paragraph" style:parent-style-name="Text_20_body">
      <style:text-properties officeooo:paragraph-rsid="003e0717"/>
    </style:style>
    <style:style style:name="P38" style:family="paragraph" style:parent-style-name="Text_20_body">
      <style:text-properties officeooo:paragraph-rsid="0047bfe2"/>
    </style:style>
    <style:style style:name="P39" style:family="paragraph" style:parent-style-name="Text_20_body">
      <style:text-properties officeooo:paragraph-rsid="005817c5"/>
    </style:style>
    <style:style style:name="P40" style:family="paragraph" style:parent-style-name="Text_20_body">
      <style:text-properties officeooo:paragraph-rsid="005e52e7"/>
    </style:style>
    <style:style style:name="P41" style:family="paragraph" style:parent-style-name="Standard" style:list-style-name="L1">
      <style:text-properties fo:font-weight="normal" officeooo:rsid="00396b0e" officeooo:paragraph-rsid="00396b0e" style:font-weight-asian="normal" style:font-weight-complex="normal"/>
    </style:style>
    <style:style style:name="P42" style:family="paragraph" style:parent-style-name="Standard" style:list-style-name="L2">
      <style:text-properties fo:font-weight="normal" officeooo:rsid="00396b0e" officeooo:paragraph-rsid="00396b0e" style:font-weight-asian="normal" style:font-weight-complex="normal"/>
    </style:style>
    <style:style style:name="P43" style:family="paragraph" style:parent-style-name="Standard" style:list-style-name="L2">
      <style:text-properties fo:font-weight="normal" officeooo:rsid="0040c5b0" officeooo:paragraph-rsid="0040c5b0" style:font-weight-asian="normal" style:font-weight-complex="normal"/>
    </style:style>
    <style:style style:name="P44" style:family="paragraph" style:parent-style-name="Standard" style:list-style-name="L2">
      <style:text-properties officeooo:paragraph-rsid="006c8e49"/>
    </style:style>
    <style:style style:name="P45" style:family="paragraph" style:parent-style-name="Standard" style:list-style-name="L6">
      <style:text-properties style:text-underline-style="none" fo:font-weight="normal" officeooo:rsid="004b4f5a" officeooo:paragraph-rsid="004b4f5a" style:font-weight-asian="normal" style:font-weight-complex="normal"/>
    </style:style>
    <style:style style:name="P46" style:family="paragraph" style:parent-style-name="Standard" style:list-style-name="L6">
      <style:text-properties style:text-underline-style="none" fo:font-weight="normal" officeooo:rsid="0048e2ac" officeooo:paragraph-rsid="0048e2ac" style:font-weight-asian="normal" style:font-weight-complex="normal"/>
    </style:style>
    <style:style style:name="P47" style:family="paragraph" style:parent-style-name="Standard" style:list-style-name="L16">
      <style:text-properties style:text-underline-style="none" fo:font-weight="normal" officeooo:rsid="0069a78e" officeooo:paragraph-rsid="0069a78e" style:font-weight-asian="normal" style:font-weight-complex="normal"/>
    </style:style>
    <style:style style:name="P48" style:family="paragraph" style:parent-style-name="Standard" style:list-style-name="L17">
      <style:text-properties style:text-underline-style="none" fo:font-weight="normal" officeooo:rsid="006b39ff" officeooo:paragraph-rsid="006b39ff" style:font-weight-asian="normal" style:font-weight-complex="normal"/>
    </style:style>
    <style:style style:name="P49" style:family="paragraph" style:parent-style-name="Standard" style:list-style-name="L17">
      <style:text-properties style:text-underline-style="none" fo:font-weight="normal" officeooo:rsid="006c1fc2" officeooo:paragraph-rsid="006c1fc2" style:font-weight-asian="normal" style:font-weight-complex="normal"/>
    </style:style>
    <style:style style:name="P50" style:family="paragraph" style:parent-style-name="Standard" style:list-style-name="L18">
      <style:text-properties style:text-underline-style="none" fo:font-weight="normal" officeooo:rsid="006c1fc2" officeooo:paragraph-rsid="006c1fc2" style:font-weight-asian="normal" style:font-weight-complex="normal"/>
    </style:style>
    <style:style style:name="P51" style:family="paragraph" style:parent-style-name="Text_20_body" style:list-style-name="L3">
      <style:text-properties style:text-underline-style="none" fo:font-weight="bold" officeooo:rsid="0029b398" officeooo:paragraph-rsid="005be4af" style:font-weight-asian="bold" style:font-weight-complex="bold"/>
    </style:style>
    <style:style style:name="P52" style:family="paragraph" style:parent-style-name="Text_20_body">
      <style:text-properties style:text-underline-style="none" fo:font-weight="bold" officeooo:rsid="0033e406" officeooo:paragraph-rsid="0033e406" style:font-weight-asian="bold" style:font-weight-complex="bold"/>
    </style:style>
    <style:style style:name="P53" style:family="paragraph" style:parent-style-name="Text_20_body" style:list-style-name="L3">
      <style:text-properties style:text-underline-style="none" fo:font-weight="bold" officeooo:rsid="0072253c" officeooo:paragraph-rsid="0072253c" style:font-weight-asian="bold" style:font-weight-complex="bold"/>
    </style:style>
    <style:style style:name="P54" style:family="paragraph" style:parent-style-name="Text_20_body">
      <style:text-properties style:text-underline-style="none" fo:font-weight="bold" officeooo:rsid="0072253c" officeooo:paragraph-rsid="0072253c" style:font-weight-asian="bold" style:font-weight-complex="bold"/>
    </style:style>
    <style:style style:name="P55" style:family="paragraph" style:parent-style-name="Text_20_body" style:list-style-name="L20">
      <style:text-properties style:text-underline-style="none" fo:font-weight="bold" officeooo:rsid="0072253c" officeooo:paragraph-rsid="00776b45" style:font-weight-asian="bold" style:font-weight-complex="bold"/>
    </style:style>
    <style:style style:name="P56" style:family="paragraph" style:parent-style-name="Text_20_body" style:list-style-name="L20">
      <style:text-properties style:text-underline-style="none" fo:font-weight="bold" officeooo:rsid="00776b45" officeooo:paragraph-rsid="00776b45" style:font-weight-asian="bold" style:font-weight-complex="bold"/>
    </style:style>
    <style:style style:name="P57" style:family="paragraph" style:parent-style-name="Text_20_body" style:list-style-name="L5">
      <style:text-properties style:text-underline-style="none" fo:font-weight="normal" officeooo:rsid="0032e870" officeooo:paragraph-rsid="0032e870" style:font-weight-asian="normal" style:font-weight-complex="normal"/>
    </style:style>
    <style:style style:name="P58" style:family="paragraph" style:parent-style-name="Text_20_body">
      <style:text-properties style:text-underline-style="none" fo:font-weight="normal" officeooo:rsid="00308aa4" officeooo:paragraph-rsid="003e0717" style:font-weight-asian="normal" style:font-weight-complex="normal"/>
    </style:style>
    <style:style style:name="P59" style:family="paragraph" style:parent-style-name="Text_20_body" style:list-style-name="L7">
      <style:text-properties style:text-underline-style="none" fo:font-weight="normal" officeooo:rsid="00396b0e" officeooo:paragraph-rsid="00396b0e" style:font-weight-asian="normal" style:font-weight-complex="normal"/>
    </style:style>
    <style:style style:name="P60" style:family="paragraph" style:parent-style-name="Text_20_body" style:list-style-name="L7">
      <style:text-properties style:text-underline-style="none" fo:font-weight="normal" officeooo:rsid="003ec602" officeooo:paragraph-rsid="003ec602" style:font-weight-asian="normal" style:font-weight-complex="normal"/>
    </style:style>
    <style:style style:name="P61" style:family="paragraph" style:parent-style-name="Text_20_body">
      <style:text-properties fo:font-weight="normal" officeooo:rsid="002828da" officeooo:paragraph-rsid="00278741" style:font-weight-asian="normal" style:font-weight-complex="normal"/>
    </style:style>
    <style:style style:name="P62" style:family="paragraph" style:parent-style-name="Text_20_body" style:list-style-name="L4">
      <style:text-properties fo:font-weight="normal" officeooo:rsid="002eb9e9" officeooo:paragraph-rsid="002eb9e9" style:font-weight-asian="normal" style:font-weight-complex="normal"/>
    </style:style>
    <style:style style:name="P63" style:family="paragraph" style:parent-style-name="Text_20_body" style:list-style-name="L4">
      <style:text-properties fo:font-weight="normal" officeooo:rsid="002a72c0" officeooo:paragraph-rsid="002a72c0" style:font-weight-asian="normal" style:font-weight-complex="normal"/>
    </style:style>
    <style:style style:name="P64" style:family="paragraph" style:parent-style-name="Text_20_body" style:list-style-name="L8">
      <style:text-properties fo:font-weight="normal" officeooo:rsid="0036dc0a" officeooo:paragraph-rsid="0036dc0a" style:font-weight-asian="normal" style:font-weight-complex="normal"/>
    </style:style>
    <style:style style:name="P65" style:family="paragraph" style:parent-style-name="Text_20_body" style:list-style-name="L8">
      <style:text-properties fo:font-weight="normal" officeooo:rsid="003e0717" officeooo:paragraph-rsid="003e0717" style:font-weight-asian="normal" style:font-weight-complex="normal"/>
    </style:style>
    <style:style style:name="P66" style:family="paragraph" style:parent-style-name="Text_20_body" style:list-style-name="L8">
      <style:text-properties fo:font-weight="normal" officeooo:rsid="0042519b" officeooo:paragraph-rsid="0042519b" style:font-weight-asian="normal" style:font-weight-complex="normal"/>
    </style:style>
    <style:style style:name="P67" style:family="paragraph" style:parent-style-name="Text_20_body" style:list-style-name="L9">
      <style:text-properties fo:font-weight="normal" officeooo:rsid="002be6b3" officeooo:paragraph-rsid="002be6b3" style:font-weight-asian="normal" style:font-weight-complex="normal"/>
    </style:style>
    <style:style style:name="P68" style:family="paragraph" style:parent-style-name="Text_20_body" style:list-style-name="L10">
      <style:text-properties fo:font-weight="normal" officeooo:rsid="004416fd" officeooo:paragraph-rsid="004416fd" style:font-weight-asian="normal" style:font-weight-complex="normal"/>
    </style:style>
    <style:style style:name="P69" style:family="paragraph" style:parent-style-name="Text_20_body" style:list-style-name="L11">
      <style:text-properties fo:font-weight="normal" officeooo:rsid="00582cf7" officeooo:paragraph-rsid="00582cf7" style:font-weight-asian="normal" style:font-weight-complex="normal"/>
    </style:style>
    <style:style style:name="P70" style:family="paragraph" style:parent-style-name="Text_20_body" style:list-style-name="L12">
      <style:text-properties fo:font-weight="normal" officeooo:rsid="00582cf7" officeooo:paragraph-rsid="00582cf7" style:font-weight-asian="normal" style:font-weight-complex="normal"/>
    </style:style>
    <style:style style:name="P71" style:family="paragraph" style:parent-style-name="Text_20_body" style:list-style-name="L11">
      <style:text-properties fo:font-weight="normal" officeooo:rsid="005a18bb" officeooo:paragraph-rsid="005a18bb" style:font-weight-asian="normal" style:font-weight-complex="normal"/>
    </style:style>
    <style:style style:name="P72" style:family="paragraph" style:parent-style-name="Text_20_body" style:list-style-name="L13">
      <style:text-properties fo:font-weight="normal" officeooo:rsid="0062b12b" officeooo:paragraph-rsid="0062b12b" style:font-weight-asian="normal" style:font-weight-complex="normal"/>
    </style:style>
    <style:style style:name="P73" style:family="paragraph" style:parent-style-name="Text_20_body" style:list-style-name="L13">
      <style:text-properties fo:font-weight="normal" officeooo:rsid="00653555" officeooo:paragraph-rsid="00653555" style:font-weight-asian="normal" style:font-weight-complex="normal"/>
    </style:style>
    <style:style style:name="P74" style:family="paragraph" style:parent-style-name="Text_20_body" style:list-style-name="L15">
      <style:text-properties fo:font-weight="normal" officeooo:rsid="0067d4d1" officeooo:paragraph-rsid="0067d4d1" style:font-weight-asian="normal" style:font-weight-complex="normal"/>
    </style:style>
    <style:style style:name="P75" style:family="paragraph" style:parent-style-name="Text_20_body" style:list-style-name="L15">
      <style:text-properties fo:font-weight="normal" officeooo:rsid="00694762" officeooo:paragraph-rsid="00694762" style:font-weight-asian="normal" style:font-weight-complex="normal"/>
    </style:style>
    <style:style style:name="P76" style:family="paragraph" style:parent-style-name="Text_20_body" style:list-style-name="L4">
      <style:text-properties officeooo:paragraph-rsid="002828da"/>
    </style:style>
    <style:style style:name="P77" style:family="paragraph" style:parent-style-name="Text_20_body" style:list-style-name="L4">
      <style:text-properties officeooo:paragraph-rsid="002b0ef3"/>
    </style:style>
    <style:style style:name="P78" style:family="paragraph" style:parent-style-name="Text_20_body" style:list-style-name="L4">
      <style:text-properties officeooo:rsid="002de96a" officeooo:paragraph-rsid="002eb9e9"/>
    </style:style>
    <style:style style:name="P79" style:family="paragraph" style:parent-style-name="Text_20_body" style:list-style-name="L4">
      <style:text-properties officeooo:rsid="002828da" officeooo:paragraph-rsid="002a72c0"/>
    </style:style>
    <style:style style:name="P80" style:family="paragraph" style:parent-style-name="Text_20_body" style:list-style-name="L4">
      <style:text-properties officeooo:rsid="002a72c0" officeooo:paragraph-rsid="002a72c0"/>
    </style:style>
    <style:style style:name="P81" style:family="paragraph" style:parent-style-name="Text_20_body" style:list-style-name="L5">
      <style:text-properties officeooo:paragraph-rsid="0039c499"/>
    </style:style>
    <style:style style:name="P82" style:family="paragraph" style:parent-style-name="Text_20_body" style:list-style-name="L7">
      <style:text-properties officeooo:rsid="003e0717" officeooo:paragraph-rsid="003e0717"/>
    </style:style>
    <style:style style:name="P83" style:family="paragraph" style:parent-style-name="Text_20_body">
      <style:text-properties style:text-underline-style="solid" style:text-underline-width="auto" style:text-underline-color="font-color" fo:font-weight="bold" officeooo:rsid="0029b398" officeooo:paragraph-rsid="002be6b3" style:font-weight-asian="bold" style:font-weight-complex="bold"/>
    </style:style>
    <style:style style:name="P84" style:family="paragraph" style:parent-style-name="Text_20_body">
      <style:text-properties fo:font-weight="bold" officeooo:rsid="004416fd" officeooo:paragraph-rsid="004416fd" style:font-weight-asian="bold" style:font-weight-complex="bold"/>
    </style:style>
    <style:style style:name="P85" style:family="paragraph" style:parent-style-name="Text_20_body" style:list-style-name="L10">
      <style:text-properties officeooo:paragraph-rsid="004447e9"/>
    </style:style>
    <style:style style:name="P86" style:family="paragraph" style:parent-style-name="Text_20_body" style:list-style-name="L10">
      <style:text-properties officeooo:rsid="004416fd" officeooo:paragraph-rsid="004447e9"/>
    </style:style>
    <style:style style:name="P87" style:family="paragraph" style:parent-style-name="Text_20_body" style:list-style-name="L13">
      <style:text-properties officeooo:paragraph-rsid="005f08cb"/>
    </style:style>
    <style:style style:name="P88" style:family="paragraph" style:parent-style-name="Text_20_body" style:list-style-name="L13">
      <style:text-properties officeooo:rsid="0060ed17" officeooo:paragraph-rsid="0060ed17"/>
    </style:style>
    <style:style style:name="P89" style:family="paragraph" style:parent-style-name="Text_20_body" style:list-style-name="L14">
      <style:text-properties officeooo:rsid="0062b12b" officeooo:paragraph-rsid="0062b12b"/>
    </style:style>
    <style:style style:name="P90" style:family="paragraph" style:parent-style-name="Text_20_body" style:list-style-name="L14">
      <style:text-properties officeooo:paragraph-rsid="0060ed17"/>
    </style:style>
    <style:style style:name="P91" style:family="paragraph" style:parent-style-name="Text_20_body" style:list-style-name="L14">
      <style:text-properties officeooo:paragraph-rsid="0063966c"/>
    </style:style>
    <style:style style:name="P92" style:family="paragraph" style:parent-style-name="Text_20_body" style:list-style-name="L14">
      <style:text-properties officeooo:paragraph-rsid="0063fd84"/>
    </style:style>
    <style:style style:name="P93" style:family="paragraph" style:parent-style-name="Text_20_body" style:list-style-name="L15">
      <style:text-properties officeooo:paragraph-rsid="0067d4d1"/>
    </style:style>
    <style:style style:name="P94" style:family="paragraph" style:parent-style-name="Text_20_body" style:list-style-name="L15">
      <style:text-properties officeooo:rsid="0067d4d1" officeooo:paragraph-rsid="0067d4d1"/>
    </style:style>
    <style:style style:name="P95" style:family="paragraph" style:parent-style-name="Text_20_body">
      <style:text-properties officeooo:paragraph-rsid="00761a52"/>
    </style:style>
    <style:style style:name="P96" style:family="paragraph" style:parent-style-name="Text_20_body" style:list-style-name="L19">
      <style:text-properties officeooo:paragraph-rsid="00761a52"/>
    </style:style>
    <style:style style:name="P97" style:family="paragraph" style:parent-style-name="Text_20_body" style:list-style-name="L19">
      <style:text-properties officeooo:paragraph-rsid="0076b4d3"/>
    </style:style>
    <style:style style:name="P98" style:family="paragraph" style:parent-style-name="Text_20_body" style:list-style-name="L19">
      <style:text-properties officeooo:rsid="0076b4d3" officeooo:paragraph-rsid="0076b4d3"/>
    </style:style>
    <style:style style:name="P99" style:family="paragraph" style:parent-style-name="Text_20_body" style:list-style-name="L20">
      <style:text-properties officeooo:paragraph-rsid="00776b45"/>
    </style:style>
    <style:style style:name="P100" style:family="paragraph" style:parent-style-name="Text_20_body">
      <style:paragraph-properties fo:break-before="page"/>
      <style:text-properties style:text-underline-style="solid" style:text-underline-width="auto" style:text-underline-color="font-color" fo:font-weight="bold" officeooo:rsid="0029b398" officeooo:paragraph-rsid="00264ace" style:font-weight-asian="bold" style:font-weight-complex="bold"/>
    </style:style>
    <style:style style:name="T1" style:family="text">
      <style:text-properties officeooo:rsid="004f2696"/>
    </style:style>
    <style:style style:name="T2" style:family="text">
      <style:text-properties fo:font-weight="normal" style:font-weight-asian="normal" style:font-weight-complex="normal"/>
    </style:style>
    <style:style style:name="T3" style:family="text">
      <style:text-properties fo:font-weight="normal" officeooo:rsid="00278741" style:font-weight-asian="normal" style:font-weight-complex="normal"/>
    </style:style>
    <style:style style:name="T4" style:family="text">
      <style:text-properties fo:font-weight="normal" officeooo:rsid="0027fecf" style:font-weight-asian="normal" style:font-weight-complex="normal"/>
    </style:style>
    <style:style style:name="T5" style:family="text">
      <style:text-properties fo:font-weight="normal" officeooo:rsid="002828da" style:font-weight-asian="normal" style:font-weight-complex="normal"/>
    </style:style>
    <style:style style:name="T6" style:family="text">
      <style:text-properties fo:font-weight="normal" officeooo:rsid="0028d786" style:font-weight-asian="normal" style:font-weight-complex="normal"/>
    </style:style>
    <style:style style:name="T7" style:family="text">
      <style:text-properties fo:font-weight="normal" officeooo:rsid="002a72c0" style:font-weight-asian="normal" style:font-weight-complex="normal"/>
    </style:style>
    <style:style style:name="T8" style:family="text">
      <style:text-properties fo:font-weight="normal" officeooo:rsid="002b0ef3" style:font-weight-asian="normal" style:font-weight-complex="normal"/>
    </style:style>
    <style:style style:name="T9" style:family="text">
      <style:text-properties fo:font-weight="normal" officeooo:rsid="002b0065" style:font-weight-asian="normal" style:font-weight-complex="normal"/>
    </style:style>
    <style:style style:name="T10" style:family="text">
      <style:text-properties fo:font-weight="normal" officeooo:rsid="002eb9e9" style:font-weight-asian="normal" style:font-weight-complex="normal"/>
    </style:style>
    <style:style style:name="T11" style:family="text">
      <style:text-properties fo:font-weight="normal" officeooo:rsid="003b961e" style:font-weight-asian="normal" style:font-weight-complex="normal"/>
    </style:style>
    <style:style style:name="T12" style:family="text">
      <style:text-properties fo:font-weight="normal" officeooo:rsid="004416fd" style:font-weight-asian="normal" style:font-weight-complex="normal"/>
    </style:style>
    <style:style style:name="T13" style:family="text">
      <style:text-properties fo:font-weight="normal" officeooo:rsid="004447e9" style:font-weight-asian="normal" style:font-weight-complex="normal"/>
    </style:style>
    <style:style style:name="T14" style:family="text">
      <style:text-properties fo:font-weight="normal" officeooo:rsid="00457ef8" style:font-weight-asian="normal" style:font-weight-complex="normal"/>
    </style:style>
    <style:style style:name="T15" style:family="text">
      <style:text-properties fo:font-weight="normal" officeooo:rsid="004642ad" style:font-weight-asian="normal" style:font-weight-complex="normal"/>
    </style:style>
    <style:style style:name="T16" style:family="text">
      <style:text-properties fo:font-weight="normal" officeooo:rsid="005f08cb" style:font-weight-asian="normal" style:font-weight-complex="normal"/>
    </style:style>
    <style:style style:name="T17" style:family="text">
      <style:text-properties fo:font-weight="normal" officeooo:rsid="0060ed17" style:font-weight-asian="normal" style:font-weight-complex="normal"/>
    </style:style>
    <style:style style:name="T18" style:family="text">
      <style:text-properties fo:font-weight="normal" officeooo:rsid="0062b12b" style:font-weight-asian="normal" style:font-weight-complex="normal"/>
    </style:style>
    <style:style style:name="T19" style:family="text">
      <style:text-properties fo:font-weight="normal" officeooo:rsid="0063966c" style:font-weight-asian="normal" style:font-weight-complex="normal"/>
    </style:style>
    <style:style style:name="T20" style:family="text">
      <style:text-properties fo:font-weight="normal" officeooo:rsid="0063fd84" style:font-weight-asian="normal" style:font-weight-complex="normal"/>
    </style:style>
    <style:style style:name="T21" style:family="text">
      <style:text-properties fo:font-weight="normal" officeooo:rsid="0067d4d1" style:font-weight-asian="normal" style:font-weight-complex="normal"/>
    </style:style>
    <style:style style:name="T22" style:family="text">
      <style:text-properties fo:font-weight="normal" officeooo:rsid="00694762" style:font-weight-asian="normal" style:font-weight-complex="normal"/>
    </style:style>
    <style:style style:name="T23" style:family="text">
      <style:text-properties fo:font-weight="normal" officeooo:rsid="006c8e49" style:font-weight-asian="normal" style:font-weight-complex="normal"/>
    </style:style>
    <style:style style:name="T24" style:family="text">
      <style:text-properties fo:font-weight="normal" officeooo:rsid="00761a52" style:font-weight-asian="normal" style:font-weight-complex="normal"/>
    </style:style>
    <style:style style:name="T25" style:family="text">
      <style:text-properties fo:font-weight="normal" officeooo:rsid="00776b45" style:font-weight-asian="normal" style:font-weight-complex="normal"/>
    </style:style>
    <style:style style:name="T26" style:family="text">
      <style:text-properties fo:font-weight="normal" officeooo:rsid="0079ea3b" style:font-weight-asian="normal" style:font-weight-complex="normal"/>
    </style:style>
    <style:style style:name="T27" style:family="text">
      <style:text-properties officeooo:rsid="002c17e6"/>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de96a" style:font-weight-asian="normal" style:font-weight-complex="normal"/>
    </style:style>
    <style:style style:name="T31" style:family="text">
      <style:text-properties style:text-underline-style="none" fo:font-weight="normal" officeooo:rsid="00308aa4" style:font-weight-asian="normal" style:font-weight-complex="normal"/>
    </style:style>
    <style:style style:name="T32" style:family="text">
      <style:text-properties style:text-underline-style="none" fo:font-weight="normal" officeooo:rsid="0033e406" style:font-weight-asian="normal" style:font-weight-complex="normal"/>
    </style:style>
    <style:style style:name="T33" style:family="text">
      <style:text-properties style:text-underline-style="none" fo:font-weight="normal" officeooo:rsid="0035abbb" style:font-weight-asian="normal" style:font-weight-complex="normal"/>
    </style:style>
    <style:style style:name="T34" style:family="text">
      <style:text-properties style:text-underline-style="none" fo:font-weight="normal" officeooo:rsid="0036dc0a" style:font-weight-asian="normal" style:font-weight-complex="normal"/>
    </style:style>
    <style:style style:name="T35" style:family="text">
      <style:text-properties style:text-underline-style="none" fo:font-weight="normal" officeooo:rsid="00396b0e" style:font-weight-asian="normal" style:font-weight-complex="normal"/>
    </style:style>
    <style:style style:name="T36" style:family="text">
      <style:text-properties style:text-underline-style="none" fo:font-weight="normal" officeooo:rsid="003800c4" style:font-weight-asian="normal" style:font-weight-complex="normal"/>
    </style:style>
    <style:style style:name="T37" style:family="text">
      <style:text-properties style:text-underline-style="none" fo:font-weight="normal" officeooo:rsid="0039c499" style:font-weight-asian="normal" style:font-weight-complex="normal"/>
    </style:style>
    <style:style style:name="T38" style:family="text">
      <style:text-properties style:text-underline-style="none" fo:font-weight="normal" officeooo:rsid="003cbe74" style:font-weight-asian="normal" style:font-weight-complex="normal"/>
    </style:style>
    <style:style style:name="T39" style:family="text">
      <style:text-properties style:text-underline-style="none" fo:font-weight="normal" officeooo:rsid="003e0717" style:font-weight-asian="normal" style:font-weight-complex="normal"/>
    </style:style>
    <style:style style:name="T40" style:family="text">
      <style:text-properties style:text-underline-style="none" fo:font-weight="normal" officeooo:rsid="003ec602" style:font-weight-asian="normal" style:font-weight-complex="normal"/>
    </style:style>
    <style:style style:name="T41" style:family="text">
      <style:text-properties style:text-underline-style="none" fo:font-weight="normal" officeooo:rsid="005817c5" style:font-weight-asian="normal" style:font-weight-complex="normal"/>
    </style:style>
    <style:style style:name="T42" style:family="text">
      <style:text-properties style:text-underline-style="none" fo:font-weight="normal" officeooo:rsid="00582cf7" style:font-weight-asian="normal" style:font-weight-complex="normal"/>
    </style:style>
    <style:style style:name="T43" style:family="text">
      <style:text-properties style:text-underline-style="none" fo:font-weight="normal" officeooo:rsid="0058299b" style:font-weight-asian="normal" style:font-weight-complex="normal"/>
    </style:style>
    <style:style style:name="T44" style:family="text">
      <style:text-properties style:text-underline-style="none" fo:font-weight="normal" officeooo:rsid="005e52e7" style:font-weight-asian="normal" style:font-weight-complex="normal"/>
    </style:style>
    <style:style style:name="T45" style:family="text">
      <style:text-properties style:text-underline-style="none" fo:font-weight="normal" officeooo:rsid="005f08cb" style:font-weight-asian="normal" style:font-weight-complex="normal"/>
    </style:style>
    <style:style style:name="T46" style:family="text">
      <style:text-properties style:text-underline-style="none" fo:font-weight="normal" officeooo:rsid="0060ed17" style:font-weight-asian="normal" style:font-weight-complex="normal"/>
    </style:style>
    <style:style style:name="T47" style:family="text">
      <style:text-properties style:text-underline-style="none" fo:font-weight="normal" officeooo:rsid="0073d3c2" style:font-weight-asian="normal" style:font-weight-complex="normal"/>
    </style:style>
    <style:style style:name="T48" style:family="text">
      <style:text-properties style:text-underline-style="none" fo:font-weight="normal" officeooo:rsid="00759037" style:font-weight-asian="normal" style:font-weight-complex="normal"/>
    </style:style>
    <style:style style:name="T49" style:family="text">
      <style:text-properties style:text-underline-style="none" fo:font-weight="normal" officeooo:rsid="00761a52" style:font-weight-asian="normal" style:font-weight-complex="normal"/>
    </style:style>
    <style:style style:name="T50" style:family="text">
      <style:text-properties style:text-underline-style="none" fo:font-weight="normal" officeooo:rsid="00765463" style:font-weight-asian="normal" style:font-weight-complex="normal"/>
    </style:style>
    <style:style style:name="T51" style:family="text">
      <style:text-properties style:text-underline-style="none" fo:font-weight="normal" officeooo:rsid="0076b4d3" style:font-weight-asian="normal" style:font-weight-complex="normal"/>
    </style:style>
    <style:style style:name="T52" style:family="text">
      <style:text-properties style:text-underline-style="none" fo:font-weight="normal" officeooo:rsid="00776b45" style:font-weight-asian="normal" style:font-weight-complex="normal"/>
    </style:style>
    <style:style style:name="T53" style:family="text">
      <style:text-properties style:text-underline-style="none" fo:font-weight="normal" officeooo:rsid="0077fa03" style:font-weight-asian="normal" style:font-weight-complex="normal"/>
    </style:style>
    <style:style style:name="T54" style:family="text">
      <style:text-properties style:text-underline-style="none" officeooo:rsid="0041a724"/>
    </style:style>
    <style:style style:name="T55" style:family="text">
      <style:text-properties officeooo:rsid="0033e406"/>
    </style:style>
    <style:style style:name="T56" style:family="text">
      <style:text-properties officeooo:rsid="003800c4"/>
    </style:style>
    <style:style style:name="T57" style:family="text">
      <style:text-properties officeooo:rsid="0039c499"/>
    </style:style>
    <style:style style:name="T58" style:family="text">
      <style:text-properties officeooo:rsid="004416fd"/>
    </style:style>
    <style:style style:name="T59" style:family="text">
      <style:text-properties officeooo:rsid="004642ad"/>
    </style:style>
    <style:style style:name="T60" style:family="text">
      <style:text-properties officeooo:rsid="0047bfe2"/>
    </style:style>
    <style:style style:name="T61" style:family="text">
      <style:text-properties officeooo:rsid="00488e7e"/>
    </style:style>
    <style:style style:name="T62" style:family="text">
      <style:text-properties officeooo:rsid="0048e2ac"/>
    </style:style>
    <style:style style:name="T63" style:family="text">
      <style:text-properties officeooo:rsid="004b4f5a"/>
    </style:style>
    <style:style style:name="T64" style:family="text">
      <style:text-properties officeooo:rsid="004fb1f0"/>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2b0065"/>
    </style:style>
    <style:style style:name="T67" style:family="text">
      <style:text-properties officeooo:rsid="005817c5"/>
    </style:style>
    <style:style style:name="T68" style:family="text">
      <style:text-properties officeooo:rsid="005a18bb"/>
    </style:style>
    <style:style style:name="T69" style:family="text">
      <style:text-properties officeooo:rsid="005cc40f"/>
    </style:style>
    <style:style style:name="T70" style:family="text">
      <style:text-properties officeooo:rsid="0067d4d1"/>
    </style:style>
    <style:style style:name="T71" style:family="text">
      <style:text-properties officeooo:rsid="006c1fc2"/>
    </style:style>
    <style:style style:name="T72" style:family="text">
      <style:text-properties officeooo:rsid="006c8e49"/>
    </style:style>
    <style:style style:name="T73" style:family="text">
      <style:text-properties officeooo:rsid="006cb3b7"/>
    </style:style>
    <style:style style:name="T74" style:family="text">
      <style:text-properties officeooo:rsid="006ec7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oals</text:h>
      <text:list xml:id="list2837684599" text:style-name="L1">
        <text:list-item>
          <text:p text:style-name="P41">To provide an intrinsically trustworthy platform for safe and effective democratic communication, democratic decision-making and collaboration, and democratic trade and exchange capable of replacing existing corporate or government controlled “walled gardens.”</text:p>
        </text:list-item>
        <text:list-item>
          <text:p text:style-name="P41">A new, <text:span text:style-name="T64">vital and growing</text:span> democratic digital commons</text:p>
        </text:list-item>
      </text:list>
      <text:p text:style-name="P5"/>
      <text:h text:style-name="Heading_20_2" text:outline-level="2">Principles</text:h>
      <text:list xml:id="list1260017122" text:style-name="L2">
        <text:list-item>
          <text:p text:style-name="P42">It must be 100% open source</text:p>
        </text:list-item>
        <text:list-item>
          <text:p text:style-name="P42">It must be fully democratic and accessible at every level of its architecture and operation, <text:span text:style-name="T57">self-organizing from the bottom up and not requiring any centralized services</text:span></text:p>
        </text:list-item>
        <text:list-item>
          <text:p text:style-name="P44"><text:span text:style-name="T23">Follow the principle of </text:span><text:a xlink:type="simple" xlink:href="https://en.wikipedia.org/wiki/Principle_of_least_privilege" text:style-name="Internet_20_link" text:visited-style-name="Visited_20_Internet_20_Link"><text:span text:style-name="T23">least privilege</text:span></text:a> <text:span text:style-name="T72">and rely on verifiable privacy to ensure trustworthiness and eliminate reliance on any central authorities</text:span></text:p>
        </text:list-item>
        <text:list-item>
          <text:p text:style-name="P43">Do not recreate the wheel: Leverage strong upstream projects, fork and adapt when needed</text:p>
        </text:list-item>
      </text:list>
      <text:p text:style-name="P4"/>
      <text:p text:style-name="P9"/>
      <text:h text:style-name="Heading_20_2" text:outline-level="2">Major <text:span text:style-name="T73">Component </text:span>Initiatives</text:h>
      <text:list xml:id="list3104298185" text:style-name="L3">
        <text:list-item>
          <text:p text:style-name="P51">Self-Sovereign Data Commons</text:p>
        </text:list-item>
        <text:list-item>
          <text:p text:style-name="P51">Safe, Democratic Communication and Social Media</text:p>
        </text:list-item>
        <text:list-item>
          <text:p text:style-name="P51">Universal Basic Income Cryptocurrency and Democratic Exchange</text:p>
        </text:list-item>
        <text:list-item>
          <text:p text:style-name="P51">Community Hosting: Infrastructure for the People</text:p>
        </text:list-item>
        <text:list-item>
          <text:p text:style-name="P53">100% Realness: Socially verified accounts</text:p>
        </text:list-item>
        <text:list-item>
          <text:p text:style-name="P51">Building the Commons: Coorganisms, Not Corporations</text:p>
        </text:list-item>
        <text:list-item>
          <text:p text:style-name="P51">Digital Citizens Assemblies, Not Representatives</text:p>
        </text:list-item>
        <text:list-item>
          <text:p text:style-name="P51">Digital Communities of Values through Compassionate Accountability</text:p>
        </text:list-item>
        <text:list-item>
          <text:p text:style-name="P51">Exodus: Movement of the People</text:p>
        </text:list-item>
      </text:list>
      <text:p text:style-name="P17">Self-Sovereign Data Commons</text:p>
      <text:p text:style-name="P30"><text:span text:style-name="T3">Giving users control over their data and content, </text:span><text:span text:style-name="T4">who it is shared with, and for how long using </text:span><text:a xlink:type="simple" xlink:href="https://en.wikipedia.org/wiki/Object-capability_model" text:style-name="Internet_20_link" text:visited-style-name="Visited_20_Internet_20_Link"><text:span text:style-name="T4">object capability</text:span></text:a><text:span text:style-name="T4"> access control and decentralized, least-privilege </text:span><text:span text:style-name="T5">database systems. Breaking down “walled garden” monopolies by freeing users to share their data with one or many service providers for various purposes of their choosing.</text:span></text:p>
      <text:p text:style-name="P61"/>
      <text:p text:style-name="P23">Proof of concept:</text:p>
      <text:list xml:id="list879498903" text:style-name="L4">
        <text:list-item>
          <text:p text:style-name="P78"><text:span text:style-name="T6">A </text:span><text:a xlink:type="simple" xlink:href="https://en.wikipedia.org/wiki/Self-sovereign_identity" text:style-name="Internet_20_link" text:visited-style-name="Visited_20_Internet_20_Link"><text:span text:style-name="T2">self-sovereign</text:span></text:a><text:span text:style-name="T2"> digital identity backed by a private key stored on their mobile phone, </text:span><text:span text:style-name="T10">computer</text:span><text:span text:style-name="T2"> or a hardware wallet</text:span><text:span text:style-name="T10">, </text:span><text:span text:style-name="T2">which can be used for interacting with cryptocurrencies as well as providing proof of identity and logging into sites supporting the </text:span><text:span text:style-name="T11">popular</text:span><text:span text:style-name="T2"> </text:span><text:a xlink:type="simple" xlink:href="https://openid.net/connect/" text:style-name="Internet_20_link" text:visited-style-name="Visited_20_Internet_20_Link"><text:span text:style-name="T2">OpenID Connect</text:span></text:a><text:span text:style-name="T2"> protocol</text:span></text:p>
        </text:list-item>
        <text:list-item>
          <text:p text:style-name="P62">A tool to add content to a secure personal data lake, stored on a user’s mobile phone or computer, linked to the self-sovereign digital identity above</text:p>
        </text:list-item>
        <text:list-item>
          <text:p text:style-name="P76"><text:span text:style-name="T6">A tool to facilitate sharing</text:span><text:span text:style-name="T5"> content over any communication channel including email, websites, social media and messenger apps while retaining the ability to unilaterally revoke access </text:span></text:p>
        </text:list-item>
        <text:list-item>
          <text:p text:style-name="P79"><text:span text:style-name="T2">A demonstration of creating multiple “inboxes” where messages and “</text:span><text:span text:style-name="T6">feeds”</text:span><text:span text:style-name="T2"> can be received, in which the inboxes themselves can be created for specific correspondents or correspondent groups and revoked when needed</text:span></text:p>
        </text:list-item>
        <text:list-item>
          <text:p text:style-name="P76"><text:span text:style-name="T5">A demonstration of</text:span><text:span text:style-name="T7"> </text:span><text:span text:style-name="T5">search and discovery in this framework in the form of a restaurant view site with customer submitted reviews, </text:span><text:span text:style-name="T7">with content caching and invalidation to ensure privacy-protecting performance</text:span></text:p>
        </text:list-item>
        <text:list-item>
          <text:p text:style-name="P77"><text:span text:style-name="T7">A </text:span><text:span text:style-name="T8">demonstration of sharing the same data with two restaurant review sites</text:span></text:p>
        </text:list-item>
        <text:list-item>
          <text:p text:style-name="P63">A demonstration of artificial intelligence in this framework in the form of a restaurant recommendation engine that delivers messages via our inbox system described above</text:p>
        </text:list-item>
        <text:list-item>
          <text:p text:style-name="P80"><text:span text:style-name="T2">A demonstration of the above in a </text:span><text:a xlink:type="simple" xlink:href="https://en.wikipedia.org/wiki/Trusted_execution_environment" text:style-name="Internet_20_link" text:visited-style-name="Visited_20_Internet_20_Link"><text:span text:style-name="T11">t</text:span></text:a><text:a xlink:type="simple" xlink:href="https://en.wikipedia.org/wiki/Trusted_execution_environment" text:style-name="Internet_20_link" text:visited-style-name="Visited_20_Internet_20_Link"><text:span text:style-name="T2">rusted </text:span></text:a><text:a xlink:type="simple" xlink:href="https://en.wikipedia.org/wiki/Trusted_execution_environment" text:style-name="Internet_20_link" text:visited-style-name="Visited_20_Internet_20_Link"><text:span text:style-name="T11">e</text:span></text:a><text:a xlink:type="simple" xlink:href="https://en.wikipedia.org/wiki/Trusted_execution_environment" text:style-name="Internet_20_link" text:visited-style-name="Visited_20_Internet_20_Link"><text:span text:style-name="T2">xecution </text:span></text:a><text:a xlink:type="simple" xlink:href="https://en.wikipedia.org/wiki/Trusted_execution_environment" text:style-name="Internet_20_link" text:visited-style-name="Visited_20_Internet_20_Link"><text:span text:style-name="T11">e</text:span></text:a><text:a xlink:type="simple" xlink:href="https://en.wikipedia.org/wiki/Trusted_execution_environment" text:style-name="Internet_20_link" text:visited-style-name="Visited_20_Internet_20_Link"><text:span text:style-name="T2">nvironment</text:span></text:a><text:span text:style-name="T2"> to showcase how this framework can operate without trusting service providers to deleted cached content</text:span></text:p>
        </text:list-item>
      </text:list>
      <text:p text:style-name="P36">Proposed <text:span text:style-name="T55">A</text:span>pproach:</text:p>
      <text:list xml:id="list2149169823" text:style-name="L5">
        <text:list-item>
          <text:p text:style-name="P81"><text:soft-page-break/><text:span text:style-name="T37">Create a functional self-sovereign identity by forking the </text:span><text:a xlink:type="simple" xlink:href="https://github.com/status-im" text:style-name="Internet_20_link" text:visited-style-name="Visited_20_Internet_20_Link">Status.im</text:a><text:span text:style-name="T37"> wallet and implementing the </text:span><text:a xlink:type="simple" xlink:href="https://identity.foundation/did-siop/" text:style-name="Internet_20_link" text:visited-style-name="Visited_20_Internet_20_Link">DID-SIOP</text:a><text:span text:style-name="T37"> protocol for OpenID Connect</text:span></text:p>
        </text:list-item>
        <text:list-item>
          <text:p text:style-name="P57">Build a personal data lake using <text:a xlink:type="simple" xlink:href="https://github.com/flumedb" text:style-name="Internet_20_link" text:visited-style-name="Visited_20_Internet_20_Link">FlumeDB</text:a> as a decentralized transaction log</text:p>
        </text:list-item>
        <text:list-item>
          <text:p text:style-name="P57">Build an actor-based sharing system on top of the decentralized <text:a xlink:type="simple" xlink:href="https://tahoe-lafs.org/trac/tahoe-lafs" text:style-name="Internet_20_link" text:visited-style-name="Visited_20_Internet_20_Link">Tahoe-LAFS</text:a> object capability database <text:span text:style-name="T55">and FlumeDB</text:span></text:p>
        </text:list-item>
      </text:list>
      <text:p text:style-name="P33"/>
      <text:p text:style-name="P31"/>
      <text:p text:style-name="P16">Safe, Democratic Communication and Social Media</text:p>
      <text:p text:style-name="P38"><text:span text:style-name="T60">Integrate a </text:span><text:span text:style-name="T61">decentralized, threaded</text:span><text:span text:style-name="T60"> messaging system that can send and receive end-to-end encrypted </text:span><text:span text:style-name="T61">messages between individuals, groups and the public that also supports voice and video calls. It should </text:span><text:span text:style-name="T62">allow users to control their “feed” of content using priorities and algorithms of their choice. It should allow for different presentation modes making familiar and usable for existing users of Facebook, Twitter, Instagram, Snapchat, WhatsApp, Slack, etc.</text:span></text:p>
      <text:p text:style-name="P38"/>
      <text:p text:style-name="P10">Proof of Concept:</text:p>
      <text:list xml:id="list2883527829" text:style-name="L6">
        <text:list-item>
          <text:p text:style-name="P45">Demonstrate that how such a messaging system can operate</text:p>
        </text:list-item>
        <text:list-item>
          <text:p text:style-name="P45">Demonstrate how a central feed from a user’s various messaging groups and subscriptions could function, with the ability to plug in other variants</text:p>
        </text:list-item>
      </text:list>
      <text:p text:style-name="P10"/>
      <text:p text:style-name="P10"/>
      <text:p text:style-name="P10">Proposed Approach:</text:p>
      <text:list xml:id="list204504339343201" text:continue-numbering="true" text:style-name="L6">
        <text:list-item>
          <text:p text:style-name="P46">Adapt and extend the <text:a xlink:type="simple" xlink:href="https://element.io/" text:style-name="Internet_20_link" text:visited-style-name="Visited_20_Internet_20_Link">Element</text:a> <text:span text:style-name="T63">and </text:span><text:a xlink:type="simple" xlink:href="https://matrix.org/blog/2020/12/18/introducing-cerulean" text:style-name="Internet_20_link" text:visited-style-name="Visited_20_Internet_20_Link"><text:span text:style-name="T63">Cerulean</text:span></text:a><text:span text:style-name="T63"> </text:span>messenger <text:span text:style-name="T63">apps </text:span>for these purposes.</text:p>
        </text:list-item>
      </text:list>
      <text:p text:style-name="P33"/>
      <text:p text:style-name="P33"/>
      <text:p text:style-name="P18">Universal Basic Income Cryptocurrency and Democratic Exchange</text:p>
      <text:p text:style-name="P37"><text:span text:style-name="T30">Create a new</text:span><text:span text:style-name="T32"> </text:span><text:span text:style-name="T30">cryptocurrency </text:span><text:a xlink:type="simple" xlink:href="https://en.wikipedia.org/wiki/Blockchain" text:style-name="Internet_20_link" text:visited-style-name="Visited_20_Internet_20_Link">blockchain</text:a><text:span text:style-name="T30">, capable of running </text:span><text:a xlink:type="simple" xlink:href="https://ethereum.org/en/" text:style-name="Internet_20_link" text:visited-style-name="Visited_20_Internet_20_Link">Ethereum</text:a><text:span text:style-name="T30"> smart contracts, that allocates every user of the system and equal </text:span><text:a xlink:type="simple" xlink:href="https://en.wikipedia.org/wiki/Universal_basic_income" text:style-name="Internet_20_link" text:visited-style-name="Visited_20_Internet_20_Link">basic income</text:a><text:span text:style-name="T30"> each month </text:span><text:span text:style-name="T47">and facilitates exchange between users</text:span><text:span text:style-name="T30">. </text:span><text:span text:style-name="T47">The value of a 2Gather Dollar will be pegged to a basket of everyday commodities. </text:span><text:span text:style-name="T32">Every user of the system </text:span><text:span text:style-name="T33">must have a self-sovereign identity and run a node, or share a node with a small number of others. </text:span><text:span text:style-name="T39">The blockchain will be </text:span><text:span text:style-name="T33">permissioned and validated by all of its members using </text:span><text:span text:style-name="T34">a </text:span><text:span text:style-name="T47">fully </text:span><text:span text:style-name="T34">democratic “</text:span><text:span text:style-name="T33">proof of authority” </text:span><text:span text:style-name="T34">system</text:span><text:span text:style-name="T33">. This means the blockchain </text:span><text:span text:style-name="T40">is secure and performant, </text:span><text:span text:style-name="T39">and </text:span><text:span text:style-name="T40">that </text:span><text:span text:style-name="T39">its cryptocurrency are owned and controlled by all of its users equally.</text:span></text:p>
      <text:p text:style-name="P37"><text:span text:style-name="T31">Make it possible for users to easily send one time or repeated payments to each other or to participating merchants. Create a pe</text:span><text:span text:style-name="T38">rson</text:span><text:span text:style-name="T31">-to-pe</text:span><text:span text:style-name="T38">rson</text:span><text:span text:style-name="T31"> marketplace.</text:span></text:p>
      <text:p text:style-name="P58"/>
      <text:p text:style-name="P25"><text:span text:style-name="T28">Proof </text:span><text:span text:style-name="T54">of </text:span><text:span text:style-name="T28">Concept:</text:span></text:p>
      <text:list xml:id="list3384355032" text:style-name="L7">
        <text:list-item>
          <text:p text:style-name="P59">Demonstrate the operation of a blockchain matching the above criteria with a number of test users, including financial transactions and Ethereum compatible smart contracts.</text:p>
        </text:list-item>
        <text:list-item>
          <text:p text:style-name="P82"><text:span text:style-name="T35">D</text:span><text:span text:style-name="T29">emonstrate</text:span><text:span text:style-name="T36"> Community Hosting </text:span><text:span text:style-name="T29">of nodes for all users using the </text:span><text:span text:style-name="T36">approach outlined below. </text:span></text:p>
        </text:list-item>
        <text:list-item>
          <text:p text:style-name="P60">Demonstrate a person-to-person marketplace (e.g. Ebay alternative) on top of this blockchain</text:p>
          <text:p text:style-name="P60"/>
        </text:list-item>
      </text:list>
      <text:p text:style-name="P52">Proposed Approach:</text:p>
      <text:list xml:id="list262724482" text:style-name="L8">
        <text:list-item>
          <text:p text:style-name="P64">Adapt the <text:a xlink:type="simple" xlink:href="https://github.com/hyperledger/fabric" text:style-name="Internet_20_link" text:visited-style-name="Visited_20_Internet_20_Link">Hyperledger </text:a><text:a xlink:type="simple" xlink:href="https://github.com/hyperledger/fabric" text:style-name="Internet_20_link" text:visited-style-name="Visited_20_Internet_20_Link"><text:span text:style-name="T56">Fabric</text:span></text:a><text:span text:style-name="T56"> </text:span>blockchain for our purposes</text:p>
        </text:list-item>
        <text:list-item>
          <text:p text:style-name="P65">Implement Community Hosting for this blockchain</text:p>
        </text:list-item>
        <text:list-item>
          <text:p text:style-name="P66">Build or adapt a functional person-to-person marketplace using this blockchain</text:p>
        </text:list-item>
      </text:list>
      <text:p text:style-name="P28"/>
      <text:p text:style-name="P83"/>
      <text:p text:style-name="P20"><text:span text:style-name="T65">Community Hosting: </text:span><text:span text:style-name="T66">Infrastructure for the People</text:span></text:p>
      <text:p text:style-name="P22"><text:span text:style-name="T9">M</text:span><text:span text:style-name="T2">aking it possible for groups of people to “self-host” their own, control and share payment for infrastructure in a manner suitable for non-technical people. This means that there will no longer be a necessity for centrally hosted services and all services can be hosted in a decentralized manner.</text:span></text:p>
      <text:p text:style-name="P22"/>
      <text:p text:style-name="P22">Proof of <text:span text:style-name="T58">C</text:span>oncept:</text:p>
      <text:list xml:id="list722526449" text:style-name="L9">
        <text:list-item>
          <text:p text:style-name="P67">Make it possible for a small group of non-technical users to deploy <text:span text:style-name="T27">and use </text:span>the services for the Self Sovereign Data Commons above to cloud servers, and to jointly pay for those services on a monthly subscription basis. The servers will automatically update to the latest versions of the software their run, <text:span text:style-name="T27">automatically and securely backup their data, </text:span>and self-heal in case <text:span text:style-name="T27">of a failure of a part of the system.</text:span></text:p>
        </text:list-item>
      </text:list>
      <text:p text:style-name="P84"/>
      <text:p text:style-name="P84">Proposed Approach:</text:p>
      <text:list xml:id="list345614282" text:style-name="L10">
        <text:list-item>
          <text:p text:style-name="P85"><text:span text:style-name="T12">Arrange for funding of servers via subscription payments using </text:span><text:span text:style-name="T13">Ethereum or Bitcoin</text:span><text:span text:style-name="T12"> through a jointly controlled</text:span><text:span text:style-name="T14"> </text:span><text:span text:style-name="T12">account for a group of users. </text:span><text:span text:style-name="T13">(Initially we will not be able to use our own cryptocurrency because it is not yet widely accepted.) </text:span><text:span text:style-name="T14">The joint account will be controlled by using a </text:span><text:a xlink:type="simple" xlink:href="https://en.wikipedia.org/wiki/Threshold_cryptosystem" text:style-name="Internet_20_link" text:visited-style-name="Visited_20_Internet_20_Link"><text:span text:style-name="T14">threshold signature</text:span></text:a><text:span text:style-name="T14"> pattern.</text:span></text:p>
        </text:list-item>
        <text:list-item>
          <text:p text:style-name="P86"><text:span text:style-name="T2">Pay for servers using a smart contract </text:span><text:span text:style-name="T13">from the joint account through one of the available cloud server providers that accept Ethereum or Bitcoin </text:span></text:p>
        </text:list-item>
        <text:list-item>
          <text:p text:style-name="P68">Manage deployments using <text:a xlink:type="simple" xlink:href="https://kubernetes.io/" text:style-name="Internet_20_link" text:visited-style-name="Visited_20_Internet_20_Link">Kubernetes</text:a> <text:span text:style-name="T59">from a Community Hosted deployment server</text:span></text:p>
        </text:list-item>
        <text:list-item>
          <text:p text:style-name="P85"><text:span text:style-name="T13">Automatically trigger update </text:span><text:span text:style-name="T15">deployments</text:span><text:span text:style-name="T13"> </text:span><text:span text:style-name="T15">when the underlying source code has changed</text:span></text:p>
        </text:list-item>
      </text:list>
      <text:p text:style-name="P21"/>
      <text:p text:style-name="P32"/>
      <text:p text:style-name="P17">100% Realness: Socially verified accounts</text:p>
      <text:p text:style-name="P95"><text:span text:style-name="T48">Create a verification layer for accounts using confirmations from other people on the platform.</text:span><text:span text:style-name="T49"> This ensures that people have one and only one account on the platform as a foundation of trust and accountability without </text:span><text:span text:style-name="T53">relying on biometric information or </text:span><text:span text:style-name="T49"><text:s/>requiring an</text:span><text:span text:style-name="T53">y</text:span><text:span text:style-name="T49"> centralized record keeping.</text:span></text:p>
      <text:p text:style-name="P54">Proof of Concept:</text:p>
      <text:list xml:id="list2163574296" text:style-name="L19">
        <text:list-item>
          <text:p text:style-name="P96"><text:span text:style-name="T49">Create a system for account holders to verify other account holders and have this information recorded on our blockchain. </text:span><text:span text:style-name="T50">Create a system for account holders to </text:span><text:span text:style-name="T51">then</text:span><text:span text:style-name="T50"> verify </text:span><text:span text:style-name="T51">the </text:span><text:span text:style-name="T50">verifications to provide two levels confirmation and accountability</text:span></text:p>
        </text:list-item>
        <text:list-item>
          <text:p text:style-name="P96"><text:span text:style-name="T49">Demonstrate </text:span><text:span text:style-name="T51">a </text:span><text:span text:style-name="T49">social verification algorithm using confirmations from </text:span><text:span text:style-name="T50">multiple</text:span><text:span text:style-name="T49"> people from different </text:span><text:span text:style-name="T50">chains of relationships to </text:span><text:span text:style-name="T51">identify fake or duplicate accounts and block them</text:span></text:p>
        </text:list-item>
        <text:list-item>
          <text:p text:style-name="P97"><text:span text:style-name="T51">Experiment with artificial intelligence models to also detect fake or duplicate accounts</text:span></text:p>
        </text:list-item>
        <text:list-item>
          <text:p text:style-name="P97"><text:span text:style-name="T51">Create a method for accounts to be restored using multiple social verifications when an account password has been lost and cannot be retrieved</text:span></text:p>
        </text:list-item>
        <text:list-item>
          <text:p text:style-name="P98"><text:span text:style-name="T29">Analyze effectiveness of our algorithms using data from pilot testers, from “red team” testers, from computer simulations, and from </text:span><text:span text:style-name="T52">generative adversarial network modeling. Develop an iteration </text:span><text:span text:style-name="T53">plan </text:span><text:span text:style-name="T52">to improve the algorithms based on this data.</text:span></text:p>
        </text:list-item>
      </text:list>
      <text:p text:style-name="P54">Proposed Approach:</text:p>
      <text:list xml:id="list4069256372" text:style-name="L20">
        <text:list-item>
          <text:p text:style-name="P99"><text:span text:style-name="T49">R</text:span><text:span text:style-name="T52">equire social verifications that link accounts with the main user graph</text:span></text:p>
        </text:list-item>
        <text:list-item>
          <text:p text:style-name="P55"><text:span text:style-name="T24">Augment social verification </text:span><text:span text:style-name="T25">techniques </text:span><text:span text:style-name="T24">with graph-based and artificial intelligence-based verification techniques. </text:span></text:p>
        </text:list-item>
        <text:list-item>
          <text:p text:style-name="P56"><text:span text:style-name="T24">U</text:span><text:span text:style-name="T2">se threshold cryptography for social verifications and account restorations </text:span><text:span text:style-name="T26">and persist this data to our blockchain</text:span></text:p>
        </text:list-item>
      </text:list>
      <text:p text:style-name="P17"><text:span text:style-name="T67">Building the Commons: </text:span>Coorganisms, Not Corporations</text:p>
      <text:p text:style-name="P39"><text:span text:style-name="T41">We seek to </text:span><text:span text:style-name="T42">grow</text:span><text:span text:style-name="T41"> a</text:span><text:span text:style-name="T42">n extensive and vibrant new </text:span><text:span text:style-name="T41">commons of, by and for all people. Consequently, there should be no private ownership or control of any part of the 2Gather platforms and all source code must be open source. In the future, 2Gather may possibly be incorporated as a public utility, but until that time Community Hosting will ensure that a large, vibrant network of users can grow while retaining democratic ownership and control of its infrastructure and operations. </text:span><text:span text:style-name="T43">Organization of developers and users of the system will occur through organic, </text:span><text:span text:style-name="T42">democratic, </text:span><text:span text:style-name="T43">self-organizing </text:span><text:span text:style-name="T42">special purpose </text:span><text:span text:style-name="T43">entities we call </text:span><text:a xlink:type="simple" xlink:href="https://unitedstatesofmind.blog/2018/06/22/dont-let-the-blockchain-get-pwned/" text:style-name="Internet_20_link" text:visited-style-name="Visited_20_Internet_20_Link">Coorganisms</text:a><text:span text:style-name="T43">, rather than rigid and narrowly controlled for-profit or non-profit corporations.</text:span></text:p>
      <text:p text:style-name="P24">Proof of Concept:</text:p>
      <text:list xml:id="list335785068" text:style-name="L11">
        <text:list-item>
          <text:p text:style-name="P69">Demonstrate a practical system for creating and managing coorganisms, available to all users of the platform, <text:span text:style-name="T68">with associated funding accounts, tasks and task assignments</text:span></text:p>
        </text:list-item>
        <text:list-item>
          <text:p text:style-name="P71">Adopt this system for the management of the 2Gather Project itself, allowing funds to be raised from supporters and users, and then tracked and spent for all aspects of its development</text:p>
        </text:list-item>
      </text:list>
      <text:p text:style-name="P24"/>
      <text:p text:style-name="P27">Proposed Approach:</text:p>
      <text:list xml:id="list2124906216" text:style-name="L12">
        <text:list-item>
          <text:p text:style-name="P70">Leverage <text:span text:style-name="T68">and extend </text:span>the smart contract <text:span text:style-name="T68">ecosystem</text:span> from <text:a xlink:type="simple" xlink:href="https://colony.io/" text:style-name="Internet_20_link" text:visited-style-name="Visited_20_Internet_20_Link">Colony.io</text:a> <text:span text:style-name="T69">or similar</text:span></text:p>
        </text:list-item>
      </text:list>
      <text:p text:style-name="P24"/>
      <text:p text:style-name="P26"/>
      <text:p text:style-name="P26"/>
      <text:p text:style-name="P34"/>
      <text:p text:style-name="P19">Digital Citizens Assemblies, Not Representatives</text:p>
      <text:p text:style-name="P40"><text:span text:style-name="T44">Every Coorganism of an</text:span><text:span text:style-name="T45">y</text:span><text:span text:style-name="T44"> size should be able to sponsor votes, </text:span><text:span text:style-name="T45">either anonymous or public,</text:span><text:span text:style-name="T44"> </text:span><text:span text:style-name="T45">on issues submitted by its members. Votes should also be able to submitted for randomly selected subgroups of members to facilitate a form of </text:span><text:a xlink:type="simple" xlink:href="https://citizensassemblies.org/" text:style-name="Internet_20_link" text:visited-style-name="Visited_20_Internet_20_Link">Citzen’s Assemblies</text:a><text:span text:style-name="T45">, rather than rely on elected representatives. </text:span><text:span text:style-name="T46">It should be possible to use the system for members to find others who share their perspectives and priorities. </text:span><text:span text:style-name="T45">Mechanisms for online dialogue and deliberation should also be available.</text:span></text:p>
      <text:p text:style-name="P35"/>
      <text:p text:style-name="P24">Proof of Concept:</text:p>
      <text:list xml:id="list4142159520" text:style-name="L13">
        <text:list-item>
          <text:p text:style-name="P88"><text:span text:style-name="T16">B</text:span><text:span text:style-name="T2">lockchain-based polls and votes </text:span><text:span text:style-name="T18">within Coorganisms </text:span><text:span text:style-name="T2">should be demonstrated</text:span></text:p>
        </text:list-item>
        <text:list-item>
          <text:p text:style-name="P87"><text:span text:style-name="T16">Anonymous, </text:span><text:span text:style-name="T17">secret</text:span><text:span text:style-name="T16"> votes should be </text:span><text:span text:style-name="T17">demonstrated</text:span><text:span text:style-name="T16"> using a “secret contract” system </text:span><text:span text:style-name="T17">or other form of </text:span><text:a xlink:type="simple" xlink:href="https://en.wikipedia.org/wiki/Secure_multi-party_computation" text:style-name="Internet_20_link" text:visited-style-name="Visited_20_Internet_20_Link"><text:span text:style-name="T18">secure multiparty computation</text:span></text:a></text:p>
        </text:list-item>
        <text:list-item>
          <text:p text:style-name="P72">Secret threshold votes should be implemented, allowing users to determine if there are X number of other members interested in issue Y without revealing their identity. This allows users to safely determine support for issues that concern them without becoming targets of retribution of suppression.</text:p>
        </text:list-item>
        <text:list-item>
          <text:p text:style-name="P72">Tools for text based and video based dialogue and deliberation should be implemented in such a way that their results can be preserved, verified and referenced for future use.</text:p>
        </text:list-item>
        <text:list-item>
          <text:p text:style-name="P73">Delegation of specific work tasks can be achieve using the core Coorganism smart contract functionality.</text:p>
        </text:list-item>
      </text:list>
      <text:p text:style-name="P27"/>
      <text:p text:style-name="P27">Proposed Approach:</text:p>
      <text:list xml:id="list803498701" text:style-name="L14">
        <text:list-item>
          <text:p text:style-name="P89"><text:span text:style-name="T17">P</text:span><text:span text:style-name="T2">ublic voting can be implemented using a smart contract library lik</text:span><text:span text:style-name="T19">e </text:span><text:a xlink:type="simple" xlink:href="https://github.com/HQ20/contracts" text:style-name="Internet_20_link" text:visited-style-name="Visited_20_Internet_20_Link"><text:span text:style-name="T19">HQ20</text:span></text:a><text:span text:style-name="T19"> or similar</text:span></text:p>
        </text:list-item>
        <text:list-item>
          <text:p text:style-name="P90"><text:span text:style-name="T17">Secret votes </text:span><text:span text:style-name="T19">and threshold votes</text:span><text:span text:style-name="T17"> can be implemented using a secret contract system based on, </text:span><text:span text:style-name="T19">or integrated with,</text:span><text:span text:style-name="T17"> blockchains </text:span><text:span text:style-name="T20">from</text:span><text:span text:style-name="T17"> </text:span><text:a xlink:type="simple" xlink:href="https://scrt.network/" text:style-name="Internet_20_link" text:visited-style-name="Visited_20_Internet_20_Link"><text:span text:style-name="T17">The Secret Network</text:span></text:a><text:span text:style-name="T17"> or </text:span><text:a xlink:type="simple" xlink:href="https://www.oasislabs.com/" text:style-name="Internet_20_link" text:visited-style-name="Visited_20_Internet_20_Link"><text:span text:style-name="T17">Oasis Labs</text:span></text:a><text:span text:style-name="T17">.</text:span></text:p>
        </text:list-item>
        <text:list-item>
          <text:p text:style-name="P91"><text:span text:style-name="T19">Dialog and deliberation tools should leverage the latest research on deliberative democracy and organizational development </text:span><text:span text:style-name="T20">and be iterated based on user feedback</text:span><text:span text:style-name="T19">. Existing open source tools like </text:span><text:a xlink:type="simple" xlink:href="https://github.com/loomio/loomio" text:style-name="Internet_20_link" text:visited-style-name="Visited_20_Internet_20_Link"><text:span text:style-name="T19">Loomio</text:span></text:a><text:span text:style-name="T19"> or </text:span><text:a xlink:type="simple" xlink:href="https://github.com/LemmyNet/lemmy" text:style-name="Internet_20_link" text:visited-style-name="Visited_20_Internet_20_Link"><text:span text:style-name="T19">Lemmy</text:span></text:a><text:span text:style-name="T19"> could be leveraged </text:span><text:span text:style-name="T20">or integrated.</text:span></text:p>
        </text:list-item>
        <text:list-item>
          <text:p text:style-name="P92"><text:soft-page-break/><text:span text:style-name="T20">Immutable records of deliberations can be stored, either encrypted or public, on </text:span><text:a xlink:type="simple" xlink:href="https://ipfs.io/" text:style-name="Internet_20_link" text:visited-style-name="Visited_20_Internet_20_Link"><text:span text:style-name="T20">IPFS</text:span></text:a><text:span text:style-name="T20"> or similar decentralized storage system and linked on the blockchain.</text:span></text:p>
        </text:list-item>
      </text:list>
      <text:p text:style-name="P19">Digital Communities of Values through Compassionate Accountab<text:span text:style-name="T67">i</text:span>lity</text:p>
      <text:p text:style-name="P29">As people engage on the platform through Coorganisms, they will identify people with whom they share important values and form long-lived digital communities, democratically governed according to those values. <text:span text:style-name="T70">A compassionate reputation system will enable members to hold each other accountable to these values without a centralized authority. In this way, the users can then live their values more fully and powerfully together.</text:span></text:p>
      <text:p text:style-name="P29"/>
      <text:p text:style-name="P24">Proof of Concept:</text:p>
      <text:list xml:id="list2384316719" text:style-name="L15">
        <text:list-item>
          <text:p text:style-name="P74">Statements of values can be developed using the tools of democratic deliberation described above and adopted by votes of the membership.</text:p>
        </text:list-item>
        <text:list-item>
          <text:p text:style-name="P93"><text:span text:style-name="T21">The self-sovereign identity of each user is extended to include </text:span><text:span text:style-name="T22">reviews</text:span><text:span text:style-name="T21"> from other users illuminating whether he or she is living each identified value strongly or weakly. This is summarized in a reputation system visible within a Coorganism. </text:span><text:span text:style-name="T22">All reviewers are themselves also reviewed to support fairness and accuracy over time.</text:span></text:p>
        </text:list-item>
        <text:list-item>
          <text:p text:style-name="P94"><text:span text:style-name="T2">The deliberation system could also be used to resolve disagreements over </text:span><text:span text:style-name="T22">the reviews with input from the broader community</text:span></text:p>
        </text:list-item>
        <text:list-item>
          <text:p text:style-name="P75">A mechanism to deemphasize old/outdated reviews is also provided so that changes over time are fairly reflected</text:p>
        </text:list-item>
      </text:list>
      <text:p text:style-name="P4"/>
      <text:p text:style-name="P11">Proposed Approach:</text:p>
      <text:list xml:id="list495663086" text:style-name="L16">
        <text:list-item>
          <text:p text:style-name="P47">A flexible review and reputation system will be created using smart contracts on the blockchain and available for use within Coorganisms. We are not aware of an existing system that could be leveraged, so this may need to be developed from scratch.</text:p>
        </text:list-item>
        <text:list-item>
          <text:p text:style-name="P47">The deliberation system will be extended to support this reputation system.</text:p>
        </text:list-item>
      </text:list>
      <text:p text:style-name="P12"/>
      <text:p text:style-name="P6"/>
      <text:p text:style-name="P7"/>
      <text:p text:style-name="P4"/>
      <text:p text:style-name="P8"/>
      <text:p text:style-name="P15">Exodus: Movement of the People</text:p>
      <text:p text:style-name="P13">Tools for migrating one’s content out of all major existing corporate, walled garden networks and importing them onto the 2Gather commons will be provided. Tools for cross-posting from our commons to such networks will also be provided in such a way that the true home of the content on 2Gather is clearly identified. Tools for communicating with existing “friends” and connections on such systems to invite them to join you in 2Gather will be provided.</text:p>
      <text:p text:style-name="P8"/>
      <text:p text:style-name="P11">Proof of Concept:</text:p>
      <text:list xml:id="list727037" text:style-name="L17">
        <text:list-item>
          <text:p text:style-name="P48">Migration tools will be provided for Facebook, Twitter, Instagram, WhatsApp, <text:span text:style-name="T71">Discord,</text:span> Telegram and Youtube.</text:p>
        </text:list-item>
        <text:list-item>
          <text:p text:style-name="P48">Cross-posting tools will be available for the same networks.</text:p>
        </text:list-item>
        <text:list-item>
          <text:p text:style-name="P48">Friends and connection tools will be available for the same networks.</text:p>
        </text:list-item>
        <text:list-item>
          <text:p text:style-name="P49">Demonstrate how easy it is to share the same content for multiple purposes</text:p>
        </text:list-item>
      </text:list>
      <text:p text:style-name="P11"/>
      <text:p text:style-name="P11">Proposed Approach:</text:p>
      <text:list xml:id="list872697723" text:style-name="L18">
        <text:list-item>
          <text:p text:style-name="P50">Leverage data export tools from these exist platforms and create importers of this data to the 2Gather commons.</text:p>
        </text:list-item>
        <text:list-item>
          <text:p text:style-name="P50">Cross-post content with APIs or share tools from the various platforms.</text:p>
        </text:list-item>
        <text:list-item>
          <text:p text:style-name="P50">Videos can be hosted in a decentralized way based off existing software like <text:a xlink:type="simple" xlink:href="https://github.com/Chocobozzz/PeerTube" text:style-name="Internet_20_link" text:visited-style-name="Visited_20_Internet_20_Link">PeerTube</text:a> or <text:a xlink:type="simple" xlink:href="https://github.com/dtube/dtube" text:style-name="Internet_20_link" text:visited-style-name="Visited_20_Internet_20_Link">Dtube</text:a>.</text:p>
        </text:list-item>
      </text:lis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rebuchet MS" svg:font-family="'Trebuchet M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_32_Gather_20_watermark_20_-_20_transparent" draw:display-name="2Gather watermark - transparent" xlink:href="Pictures/1000020100000581000004EF2782183FF0A963A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rebuchet M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rebuchet MS" fo:font-family="'Trebuchet M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rebuchet MS" fo:font-family="'Trebuchet M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rebuchet MS" fo:font-family="'Trebuchet M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rebuchet MS" fo:font-family="'Trebuchet MS'"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3.5pt" fo:font-weight="bold" officeooo:rsid="004e1615" officeooo:paragraph-rsid="004e1615" style:font-size-asian="13.5pt" style:font-weight-asian="bold" style:font-size-complex="13.5pt" style:font-weight-complex="bold"/>
    </style:style>
    <style:style style:name="MP2" style:family="paragraph" style:parent-style-name="Header">
      <style:text-properties fo:font-size="14pt" style:font-size-asian="14pt" style:font-size-complex="14pt"/>
    </style:style>
    <style:style style:name="MP3" style:family="paragraph" style:parent-style-name="Footer">
      <style:text-properties fo:font-style="italic" officeooo:rsid="004e1615" officeooo:paragraph-rsid="004e1615" style:font-style-asian="italic" style:font-style-complex="italic"/>
    </style:style>
    <style:style style:name="MT1" style:family="text">
      <style:text-properties officeooo:rsid="004f2696"/>
    </style:style>
    <style:style style:name="MT2" style:family="text">
      <style:text-properties officeooo:rsid="006ec7f0"/>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name="_32_Gather_20_watermark_20_-_20_transparent" draw:fill-image-width="7in" draw:fill-image-height="7in" style:repeat="no-repeat" draw:fill-image-ref-point-x="0%" draw:fill-image-ref-point-y="0%" draw:fill-image-ref-point="center"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fill="none" draw:fill-color="#729fcf" draw:fill-image-name="_32_Gather_20_watermark_20_-_20_transparent" draw:fill-image-width="7in" draw:fill-image-height="7in" style:repeat="no-repeat" draw:fill-image-ref-point-x="0%" draw:fill-image-ref-point-y="0%" draw:fill-image-ref-point="center"/>
    </style:style>
  </office:automatic-styles>
  <office:master-styles>
    <style:master-page style:name="Standard" style:page-layout-name="Mpm1" draw:style-name="Mdp1">
      <style:header>
        <text:p text:style-name="Header"><draw:frame draw:style-name="Mfr1" draw:name="Image2" text:anchor-type="char" svg:x="0.0437in" svg:y="0.0083in" svg:width="1.0665in" svg:height="0.9563in" draw:z-index="11"><draw:image xlink:href="Pictures/1000020100000581000004EF749C10815192E654.png" xlink:type="simple" xlink:show="embed" xlink:actuate="onLoad" draw:mime-type="image/png"/></draw:frame></text:p>
        <text:p text:style-name="Header"/>
        <text:p text:style-name="MP1"><text:tab/>All for One. One for All. | The New Digital Commons</text:p>
        <text:p text:style-name="MP2"/>
        <text:p text:style-name="Header"/>
      </style:header>
      <style:footer>
        <text:p text:style-name="MP3"><text:span text:style-name="MT1">The 2Gather Project Roadmap. </text:span>Revised 12/2<text:span text:style-name="MT2">7</text:span>/20<text:tab/><draw:a xlink:type="simple" xlink:href="https://creativecommons.org/licenses/by-nc-sa/4.0/"><draw:frame draw:style-name="Mfr2" draw:name="HTTPS://CREATIVECOMMONS.ORG/LICENSES/BY-NC-SA/4.0/" text:anchor-type="char" svg:x="6.0598in" svg:y="-0.0311in" svg:width="0.789in" svg:height="0.278in" draw:z-index="23"><draw:image xlink:href="Pictures/10000201000000580000001FB2AA39FFA07D747C.png" xlink:type="simple" xlink:show="embed" xlink:actuate="onLoad" draw:mime-type="image/png"/></draw:frame></draw: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2:31:55.113367889</meta:creation-date>
    <dc:date>2020-12-27T20:45:02.432389858</dc:date>
    <meta:editing-duration>P1DT18H41M1S</meta:editing-duration>
    <meta:editing-cycles>45</meta:editing-cycles>
    <meta:generator>LibreOffice/7.0.3.1$Linux_X86_64 LibreOffice_project/00$Build-1</meta:generator>
    <meta:document-statistic meta:table-count="0" meta:image-count="2" meta:object-count="0" meta:page-count="12" meta:paragraph-count="116" meta:word-count="2267" meta:character-count="14677" meta:non-whitespace-character-count="12592"/>
  </office:meta>
</office:document-meta>
</file>